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4000e" officeooo:paragraph-rsid="0004000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000e" officeooo:paragraph-rsid="0004000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5b50" officeooo:paragraph-rsid="00045b50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45b50" officeooo:paragraph-rsid="00045b50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7cd58" officeooo:paragraph-rsid="0007cd58" style:font-size-asian="10.5pt" style:font-weight-asian="normal" style:font-size-complex="12pt" style:font-weight-complex="normal"/>
    </style:style>
    <style:style style:name="T1" style:family="text">
      <style:text-properties officeooo:rsid="000501e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Algorithm Design Manual Notes</text:p>
      <text:p text:style-name="P2"/>
      <text:list xml:id="list2090746593" text:style-name="L1">
        <text:list-item>
          <text:p text:style-name="P4">A heuristic technique, or simply a heuristic, is any approach to problem solving, learning, or discovery that employs a practical method not guaranteed to be optimal or perfect, but sufficient for the immediate goals. <text:span text:style-name="T1">Or, maybe in other words, a hackable solution.</text:span></text:p>
        </text:list-item>
      </text:list>
      <text:p text:style-name="P3"/>
      <text:list xml:id="list232733920962715" text:continue-numbering="true" text:style-name="L1">
        <text:list-item>
          <text:p text:style-name="P5">A theorem is a general proposition not self-evident but proved by a chain of reasoning; a truth established by means of accepted truths. Perhaps, in other words, a derived truth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9:39:35.984106583</meta:creation-date>
    <dc:date>2018-04-16T20:00:44.507351087</dc:date>
    <meta:editing-duration>PT10M39S</meta:editing-duration>
    <meta:editing-cycles>5</meta:editing-cycles>
    <meta:generator>LibreOffice/6.0.2.1$MacOSX_X86_64 LibreOffice_project/f7f06a8f319e4b62f9bc5095aa112a65d2f3ac89</meta:generator>
    <meta:document-statistic meta:table-count="0" meta:image-count="0" meta:object-count="0" meta:page-count="1" meta:paragraph-count="3" meta:word-count="79" meta:character-count="479" meta:non-whitespace-character-count="405"/>
  </office:meta>
</office:document-meta>
</file>